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Standard">&lt;html lang="en"&gt;</text:p>
      <text:p text:style-name="Standard">&lt;head&gt;</text:p>
      <text:p text:style-name="Standard"><text:s text:c="2"/>&lt;meta charset="UTF-8"&gt;</text:p>
      <text:p text:style-name="Standard"><text:s text:c="2"/>&lt;meta name="viewport" content="width=device-width, initial-scale=1.0"&gt;</text:p>
      <text:p text:style-name="Standard"><text:s text:c="2"/>&lt;title&gt;Student Portfolio - Vaishnavi S&lt;/title&gt;</text:p>
      <text:p text:style-name="Standard"><text:s text:c="2"/>&lt;style&gt;</text:p>
      <text:p text:style-name="Standard"><text:s text:c="4"/>body {</text:p>
      <text:p text:style-name="Standard"><text:s text:c="6"/>font-family: Arial, sans-serif;</text:p>
      <text:p text:style-name="Standard"><text:s text:c="6"/>margin: 0; padding: 0;</text:p>
      <text:p text:style-name="Standard"><text:s text:c="6"/>background: #f9f9f9; color: #333;</text:p>
      <text:p text:style-name="Standard"><text:s text:c="4"/>}</text:p>
      <text:p text:style-name="Standard"><text:s text:c="4"/>header {</text:p>
      <text:p text:style-name="Standard"><text:s text:c="6"/>background: blue; color: white;</text:p>
      <text:p text:style-name="Standard"><text:s text:c="6"/>padding: 20px; text-align: center;</text:p>
      <text:p text:style-name="Standard"><text:s text:c="4"/>}</text:p>
      <text:p text:style-name="Standard"><text:s text:c="4"/>nav a {</text:p>
      <text:p text:style-name="Standard"><text:s text:c="6"/>margin: 0 10px; color: white; text-decoration: none;</text:p>
      <text:p text:style-name="Standard"><text:s text:c="6"/>font-weight: bold;</text:p>
      <text:p text:style-name="Standard"><text:s text:c="4"/>}</text:p>
      <text:p text:style-name="Standard"><text:soft-page-break/><text:s text:c="4"/>section {</text:p>
      <text:p text:style-name="Standard"><text:s text:c="6"/>padding: 40px; max-width: 900px; margin: auto;</text:p>
      <text:p text:style-name="Standard"><text:s text:c="4"/>}</text:p>
      <text:p text:style-name="Standard"><text:s text:c="4"/>.skills, .projects {</text:p>
      <text:p text:style-name="Standard"><text:s text:c="6"/>display: grid; grid-template-columns: repeat(auto-fit, minmax(200px, 1fr));</text:p>
      <text:p text:style-name="Standard"><text:s text:c="6"/>gap: 15px;</text:p>
      <text:p text:style-name="Standard"><text:s text:c="4"/>}</text:p>
      <text:p text:style-name="Standard"><text:s text:c="4"/>.card {</text:p>
      <text:p text:style-name="Standard"><text:s text:c="6"/>background: white; padding: 20px; border-radius: 10px;</text:p>
      <text:p text:style-name="Standard"><text:s text:c="6"/>box-shadow: 0 4px 6px rgba(0,0,0,0.1);</text:p>
      <text:p text:style-name="Standard"><text:s text:c="6"/>transition: transform 0.2s;</text:p>
      <text:p text:style-name="Standard"><text:s text:c="4"/>}</text:p>
      <text:p text:style-name="Standard"><text:s text:c="4"/>.card:hover {</text:p>
      <text:p text:style-name="Standard"><text:s text:c="6"/>transform: scale(1.05);</text:p>
      <text:p text:style-name="Standard"><text:s text:c="4"/>}</text:p>
      <text:p text:style-name="Standard"><text:s text:c="4"/>footer {</text:p>
      <text:p text:style-name="Standard"><text:s text:c="6"/>text-align: center; padding: 20px;</text:p>
      <text:p text:style-name="Standard"><text:s text:c="6"/>background: blue; color: white;</text:p>
      <text:p text:style-name="Standard"><text:s text:c="4"/>}</text:p>
      <text:p text:style-name="Standard"><text:s text:c="4"/>button {</text:p>
      <text:p text:style-name="Standard"><text:s text:c="6"/>background: blue; color: white; border: none; padding: 10px;</text:p>
      <text:p text:style-name="Standard"><text:soft-page-break/><text:s text:c="6"/>border-radius: 5px; cursor: pointer;</text:p>
      <text:p text:style-name="Standard"><text:s text:c="4"/>}</text:p>
      <text:p text:style-name="Standard"><text:s text:c="4"/>input, textarea {</text:p>
      <text:p text:style-name="Standard"><text:s text:c="6"/>width: 100%; padding: 8px; margin: 5px 0;</text:p>
      <text:p text:style-name="Standard"><text:s text:c="6"/>border: 1px solid #ccc; border-radius: 5px;</text:p>
      <text:p text:style-name="Standard"><text:s text:c="4"/>}</text:p>
      <text:p text:style-name="Standard"><text:s text:c="2"/>&lt;/style&gt;</text:p>
      <text:p text:style-name="Standard">&lt;/head&gt;</text:p>
      <text:p text:style-name="Standard">&lt;body&gt;</text:p>
      <text:p text:style-name="Standard"><text:s text:c="2"/>&lt;header&gt;</text:p>
      <text:p text:style-name="Standard"><text:s text:c="4"/>&lt;h1&gt;Vaishnavi S - Student Portfolio&lt;/h1&gt;</text:p>
      <text:p text:style-name="Standard"><text:s text:c="4"/>&lt;nav&gt;</text:p>
      <text:p text:style-name="Standard"><text:s text:c="6"/>&lt;a href="#about"&gt;About&lt;/a&gt;</text:p>
      <text:p text:style-name="Standard"><text:s text:c="6"/>&lt;a href="#education"&gt;Education&lt;/a&gt;</text:p>
      <text:p text:style-name="Standard"><text:s text:c="6"/>&lt;a href="#skills"&gt;Skills&lt;/a&gt;</text:p>
      <text:p text:style-name="Standard"><text:s text:c="6"/>&lt;a href="#certificates"&gt;Certificates&lt;/a&gt;</text:p>
      <text:p text:style-name="Standard"><text:s text:c="6"/>&lt;a href="#projects"&gt;Projects&lt;/a&gt;</text:p>
      <text:p text:style-name="Standard"><text:s text:c="6"/>&lt;a href="#contact"&gt;Contact&lt;/a&gt;</text:p>
      <text:p text:style-name="Standard"><text:s text:c="4"/>&lt;/nav&gt;</text:p>
      <text:p text:style-name="Standard"><text:s text:c="2"/>&lt;/header&gt;</text:p>
      <text:p text:style-name="Standard"/>
      <text:p text:style-name="Standard"><text:soft-page-break/><text:s text:c="2"/>&lt;!-- About Section --&gt;</text:p>
      <text:p text:style-name="Standard"><text:s text:c="2"/>&lt;section id="about"&gt;</text:p>
      <text:p text:style-name="Standard"><text:s text:c="4"/>&lt;h2&gt;About Me&lt;/h2&gt;</text:p>
      <text:p text:style-name="Standard"><text:s text:c="4"/>&lt;p&gt;Hello! I am &lt;b&gt;Vaishnavi S&lt;/b&gt;, currently pursuing &lt;b&gt;BSc AI&lt;/b&gt;. My ambition is to become a &lt;b&gt;Graphic Designer&lt;/b&gt;. This portfolio showcases my education, skills, certifications, and projects.&lt;/p&gt;</text:p>
      <text:p text:style-name="Standard"><text:s text:c="2"/>&lt;/section&gt;</text:p>
      <text:p text:style-name="Standard"/>
      <text:p text:style-name="Standard"><text:s text:c="2"/>&lt;!-- Education Section --&gt;</text:p>
      <text:p text:style-name="Standard"><text:s text:c="2"/>&lt;section id="education"&gt;</text:p>
      <text:p text:style-name="Standard"><text:s text:c="4"/>&lt;h2&gt;Education&lt;/h2&gt;</text:p>
      <text:p text:style-name="Standard"><text:s text:c="4"/>&lt;ul&gt;</text:p>
      <text:p text:style-name="Standard"><text:s text:c="6"/>&lt;li&gt;&lt;b&gt;BSc AI&lt;/b&gt; - (Ongoing)&lt;/li&gt;</text:p>
      <text:p text:style-name="Standard"><text:s text:c="6"/>&lt;li&gt;&lt;b&gt;12th Standard&lt;/b&gt; - Completed&lt;/li&gt;</text:p>
      <text:p text:style-name="Standard"><text:s text:c="6"/>&lt;li&gt;&lt;b&gt;10th Standard&lt;/b&gt; - Completed&lt;/li&gt;</text:p>
      <text:p text:style-name="Standard"><text:s text:c="4"/>&lt;/ul&gt;</text:p>
      <text:p text:style-name="Standard"><text:s text:c="2"/>&lt;/section&gt;</text:p>
      <text:p text:style-name="Standard"/>
      <text:p text:style-name="Standard"><text:s text:c="2"/>&lt;!-- Skills Section --&gt;</text:p>
      <text:p text:style-name="Standard"><text:s text:c="2"/>&lt;section id="skills"&gt;</text:p>
      <text:p text:style-name="Standard"><text:s text:c="4"/>&lt;h2&gt;Skills&lt;/h2&gt;</text:p>
      <text:p text:style-name="Standard"><text:s text:c="4"/>&lt;div class="skills"&gt;</text:p>
      <text:p text:style-name="Standard"><text:s text:c="6"/>&lt;div class="card"&gt;HTML&lt;/div&gt;</text:p>
      <text:p text:style-name="Standard"><text:soft-page-break/><text:s text:c="6"/>&lt;div class="card"&gt;CSS&lt;/div&gt;</text:p>
      <text:p text:style-name="Standard"><text:s text:c="6"/>&lt;div class="card"&gt;JavaScript&lt;/div&gt;</text:p>
      <text:p text:style-name="Standard"><text:s text:c="6"/>&lt;div class="card"&gt;Python&lt;/div&gt;</text:p>
      <text:p text:style-name="Standard"><text:s text:c="6"/>&lt;div class="card"&gt;AI (Artificial Intelligence)&lt;/div&gt;</text:p>
      <text:p text:style-name="Standard"><text:s text:c="4"/>&lt;/div&gt;</text:p>
      <text:p text:style-name="Standard"><text:s text:c="2"/>&lt;/section&gt;</text:p>
      <text:p text:style-name="Standard"/>
      <text:p text:style-name="Standard"><text:s text:c="2"/>&lt;!-- Certificates Section --&gt;</text:p>
      <text:p text:style-name="Standard"><text:s text:c="2"/>&lt;section id="certificates"&gt;</text:p>
      <text:p text:style-name="Standard"><text:s text:c="4"/>&lt;h2&gt;Certificates&lt;/h2&gt;</text:p>
      <text:p text:style-name="Standard"><text:s text:c="4"/>&lt;div class="projects"&gt;</text:p>
      <text:p text:style-name="Standard"><text:s text:c="6"/>&lt;div class="card"&gt;</text:p>
      <text:p text:style-name="Standard"><text:s text:c="8"/>&lt;h3&gt;Generative AI by NASSCOM&lt;/h3&gt;</text:p>
      <text:p text:style-name="Standard"><text:s text:c="8"/>&lt;p&gt;Certified in Generative AI course.&lt;/p&gt;</text:p>
      <text:p text:style-name="Standard"><text:s text:c="6"/>&lt;/div&gt;</text:p>
      <text:p text:style-name="Standard"><text:s text:c="6"/>&lt;div class="card"&gt;</text:p>
      <text:p text:style-name="Standard"><text:s text:c="8"/>&lt;h3&gt;Cyber Detox Workshop&lt;/h3&gt;</text:p>
      <text:p text:style-name="Standard"><text:s text:c="8"/>&lt;p&gt;Participated in Cyber Detox Workshop.&lt;/p&gt;</text:p>
      <text:p text:style-name="Standard"><text:s text:c="6"/>&lt;/div&gt;</text:p>
      <text:p text:style-name="Standard"><text:s text:c="4"/>&lt;/div&gt;</text:p>
      <text:p text:style-name="Standard"><text:s text:c="2"/>&lt;/section&gt;</text:p>
      <text:p text:style-name="Standard"><text:soft-page-break/></text:p>
      <text:p text:style-name="Standard"><text:s text:c="2"/>&lt;!-- Projects Section --&gt;</text:p>
      <text:p text:style-name="Standard"><text:s text:c="2"/>&lt;section id="projects"&gt;</text:p>
      <text:p text:style-name="Standard"><text:s text:c="4"/>&lt;h2&gt;Projects&lt;/h2&gt;</text:p>
      <text:p text:style-name="Standard"><text:s text:c="4"/>&lt;div class="projects"&gt;</text:p>
      <text:p text:style-name="Standard"><text:s text:c="6"/>&lt;div class="card"&gt;</text:p>
      <text:p text:style-name="Standard"><text:s text:c="8"/>&lt;h3&gt;Portfolio Website&lt;/h3&gt;</text:p>
      <text:p text:style-name="Standard"><text:s text:c="8"/>&lt;p&gt;Created using HTML, CSS, JavaScript&lt;/p&gt;</text:p>
      <text:p text:style-name="Standard"><text:s text:c="6"/>&lt;/div&gt;</text:p>
      <text:p text:style-name="Standard"><text:s text:c="6"/>&lt;div class="card"&gt;</text:p>
      <text:p text:style-name="Standard"><text:s text:c="8"/>&lt;h3&gt;Library Management System&lt;/h3&gt;</text:p>
      <text:p text:style-name="Standard"><text:s text:c="8"/>&lt;p&gt;Mini project using Python&lt;/p&gt;</text:p>
      <text:p text:style-name="Standard"><text:s text:c="6"/>&lt;/div&gt;</text:p>
      <text:p text:style-name="Standard"><text:s text:c="4"/>&lt;/div&gt;</text:p>
      <text:p text:style-name="Standard"><text:s text:c="2"/>&lt;/section&gt;</text:p>
      <text:p text:style-name="Standard"/>
      <text:p text:style-name="Standard"><text:s text:c="2"/>&lt;!-- Contact Section --&gt;</text:p>
      <text:p text:style-name="Standard"><text:s text:c="2"/>&lt;section id="contact"&gt;</text:p>
      <text:p text:style-name="Standard"><text:s text:c="4"/>&lt;h2&gt;Contact Me&lt;/h2&gt;</text:p>
      <text:p text:style-name="Standard"><text:s text:c="4"/>&lt;form id="contactForm"&gt;</text:p>
      <text:p text:style-name="Standard"><text:s text:c="6"/>&lt;input type="text" id="name" placeholder="Your Name" required&gt;&lt;br&gt;</text:p>
      <text:p text:style-name="Standard"><text:soft-page-break/><text:s text:c="6"/>&lt;input type="email" id="email" placeholder="Your Email" required&gt;&lt;br&gt;</text:p>
      <text:p text:style-name="Standard"><text:s text:c="6"/>&lt;textarea id="message" placeholder="Your Message"&gt;&lt;/textarea&gt;&lt;br&gt;</text:p>
      <text:p text:style-name="Standard"><text:s text:c="6"/>&lt;button type="submit"&gt;Send&lt;/button&gt;</text:p>
      <text:p text:style-name="Standard"><text:s text:c="4"/>&lt;/form&gt;</text:p>
      <text:p text:style-name="Standard"><text:s text:c="2"/>&lt;/section&gt;</text:p>
      <text:p text:style-name="Standard"/>
      <text:p text:style-name="Standard"><text:s text:c="2"/>&lt;!-- Footer --&gt;</text:p>
      <text:p text:style-name="Standard"><text:s text:c="2"/>&lt;footer&gt;</text:p>
      <text:p text:style-name="Standard"><text:s text:c="4"/>&lt;p&gt;&amp;copy; 2025 Vaishnavi S | Student Portfolio&lt;/p&gt;</text:p>
      <text:p text:style-name="Standard"><text:s text:c="2"/>&lt;/footer&gt;</text:p>
      <text:p text:style-name="Standard"/>
      <text:p text:style-name="Standard"><text:s text:c="2"/>&lt;!-- JavaScript --&gt;</text:p>
      <text:p text:style-name="Standard"><text:s text:c="2"/>&lt;script&gt;</text:p>
      <text:p text:style-name="Standard"><text:s text:c="4"/>// Simple Form Validation</text:p>
      <text:p text:style-name="Standard"><text:s text:c="4"/>document.getElementById("contactForm").addEventListener("submit", function(e){</text:p>
      <text:p text:style-name="Standard"><text:s text:c="6"/>e.preventDefault();</text:p>
      <text:p text:style-name="Standard"><text:s text:c="6"/>let name = document.getElementById("name").value;</text:p>
      <text:p text:style-name="Standard"><text:s text:c="6"/>let email = document.getElementById("email").value;</text:p>
      <text:p text:style-name="Standard"><text:s text:c="6"/>if(name &amp;&amp; email){</text:p>
      <text:p text:style-name="Standard"><text:s text:c="8"/>alert("Thank you, " + name + "! Your message has been sent.");</text:p>
      <text:p text:style-name="Standard"><text:s text:c="6"/>} else {</text:p>
      <text:p text:style-name="Standard"><text:soft-page-break/><text:s text:c="8"/>alert("Please fill in all required fields.");</text:p>
      <text:p text:style-name="Standard"><text:s text:c="6"/>}</text:p>
      <text:p text:style-name="Standard"><text:s text:c="4"/>});</text:p>
      <text:p text:style-name="Standard"><text:s text:c="2"/>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44" meta:word-count="408" meta:character-count="4108" meta:non-whitespace-character-count="3222"/>
    <meta:generator>LibreOfficeDev/6.0.5.2$Linux_X86_64 LibreOffice_project/</meta:generator>
  </office:meta>
</office:document-meta>
</file>